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257fc1" draw:fill-color="#9daebf" draw:textarea-horizontal-align="justify" draw:textarea-vertical-align="middle" draw:auto-grow-height="false" fo:min-height="3.179cm" fo:min-width="7.12cm"/>
    </style:style>
    <style:style style:name="gr2" style:family="graphic" style:parent-style-name="measure">
      <style:graphic-properties svg:stroke-width="0.028cm" draw:marker-start-width="0.242cm" draw:marker-end-width="0.242cm" draw:textarea-vertical-align="middle"/>
    </style:style>
    <style:style style:name="gr3" style:family="graphic" style:parent-style-name="objectwithoutfill">
      <style:graphic-properties svg:stroke-width="0.028cm" svg:stroke-color="#000000" draw:marker-start-width="0.242cm" draw:marker-end="Arrow" draw:marker-end-width="0.245cm" draw:fill="none" draw:textarea-vertical-align="bottom" fo:padding-top="0.139cm" fo:padding-bottom="0.139cm" fo:padding-left="0.264cm" fo:padding-right="0.264cm"/>
    </style:style>
    <style:style style:name="gr4" style:family="graphic" style:parent-style-name="objectwithoutfill">
      <style:graphic-properties svg:stroke-width="0.028cm" svg:stroke-color="#000000" draw:marker-start="" draw:marker-start-width="0.242cm" draw:marker-end="Arrow" draw:marker-end-width="0.245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214cm"/>
    </style:style>
    <style:style style:name="P1" style:family="paragraph">
      <loext:graphic-properties draw:fill-color="#9daeb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.508cm" fo:margin-right="0.051cm" fo:margin-top="0.203cm" fo:margin-bottom="0.559cm" fo:text-align="center" fo:text-indent="-0.203cm"/>
    </style:style>
    <style:style style:name="P4" style:family="paragraph">
      <style:paragraph-properties fo:margin-left="0.508cm" fo:margin-right="0.051cm" fo:margin-top="0.356cm" fo:margin-bottom="0.813cm" fo:text-align="center" fo:text-indent="-0.203cm"/>
    </style:style>
    <style:style style:name="P5" style:family="paragraph">
      <loext:graphic-properties draw:fill="none"/>
      <style:paragraph-properties fo:margin-left="0.508cm" fo:margin-right="0.051cm" fo:margin-top="0.203cm" fo:margin-bottom="0.559cm" fo:text-align="center" fo:text-indent="-0.203cm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2pt" fo:font-style="italic" style:font-size-asian="9pt" style:font-size-complex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fo:font-style="italic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3.429cm" svg:x="3.642cm" svg:y="1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2" draw:text-style-name="P2" draw:layer="measurelines" svg:x1="11.262cm" svg:y1="5.191cm" svg:x2="3.642cm" svg:y2="5.191cm">
          <text:p text:style-name="P2">width</text:p>
        </draw:measure>
        <draw:measure draw:style-name="gr2" draw:text-style-name="P2" draw:layer="measurelines" svg:x1="11.495cm" svg:y1="1.524cm" svg:x2="11.495cm" svg:y2="4.953cm">
          <text:p text:style-name="P2"><text:measure text:kind="gap"/>height<text:measure text:kind="gap"/></text:p>
        </draw:measure>
        <draw:line draw:style-name="gr3" draw:text-style-name="P5" draw:layer="layout" svg:x1="2.056cm" svg:y1="4.299cm" svg:x2="2.056cm" svg:y2="3.41cm">
          <text:p text:style-name="P3"><text:span text:style-name="T1"/></text:p>
          <text:p text:style-name="P3"><text:span text:style-name="T1"/></text:p>
          <text:p text:style-name="P3"><text:span text:style-name="T1"><text:s/></text:span></text:p>
          <text:p text:style-name="P3"><text:span text:style-name="T1"/></text:p>
          <text:p text:style-name="P3"><text:span text:style-name="T1"/></text:p>
          <text:p text:style-name="P4"><text:span text:style-name="T1"/></text:p>
        </draw:line>
        <draw:line draw:style-name="gr4" draw:text-style-name="P6" draw:layer="layout" svg:x1="2.056cm" svg:y1="4.299cm" svg:x2="3.072cm" svg:y2="4.299cm">
          <text:p/>
        </draw:line>
        <draw:frame draw:style-name="gr5" draw:text-style-name="P7" draw:layer="layout" svg:width="0.714cm" svg:height="0.649cm" svg:x="1.701cm" svg:y="2.939cm">
          <draw:text-box>
            <text:p><text:span text:style-name="T2">x</text:span></text:p>
          </draw:text-box>
        </draw:frame>
        <draw:frame draw:style-name="gr5" draw:text-style-name="P7" draw:layer="layout" svg:width="0.714cm" svg:height="0.649cm" svg:x="2.864cm" svg:y="3.947cm">
          <draw:text-box>
            <text:p><text:span text:style-name="T2">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8T22:38:31.452812656</meta:creation-date>
    <dc:date>2018-07-26T22:23:38.180683668</dc:date>
    <meta:editing-duration>PT17M53S</meta:editing-duration>
    <meta:editing-cycles>9</meta:editing-cycles>
    <meta:generator>LibreOffice/6.0.3.2$Linux_X86_64 LibreOffice_project/00m0$Build-2</meta:generator>
    <meta:document-statistic meta:object-count="7"/>
  </office:meta>
</office:document-meta>
</file>